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138.43mm"/>
    </style:style>
    <style:style style:name="co4" style:family="table-column">
      <style:table-column-properties fo:break-before="auto" style:column-width="178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kashi-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igiKey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s:SMA_THT_Jack_Straight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WM5543-ND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Connectors_Terminal_Blocks:TerminalBlock_bornier-2_P5.08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81-2888-ND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J1-3533</text:p>
          </table:table-cell>
          <table:table-cell office:value-type="string" calcext:value-type="string">
            <text:p>project_lib:Jack_3.5mm_CUI_SJ1-3533NG_Horizontal_CircularHoles</text:p>
          </table:table-cell>
          <table:table-cell office:value-type="string" calcext:value-type="string">
            <text:p>https://www.digikey.jp/product-detail/ja/cui-devices/SJ1-3533/CP1-3533-ND/738695</text:p>
          </table:table-cell>
          <table:table-cell office:value-type="string" calcext:value-type="string">
            <text:p>CP1-3533N-ND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in_Headers:Pin_Header_Straight_1x08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Pin_Headers:Pin_Header_Straight_1x10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in_Headers:Pin_Header_Straight_1x08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Pin_Headers:Pin_Header_Straight_1x03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Pin_Headers:Pin_Header_Straight_1x03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mH</text:p>
          </table:table-cell>
          <table:table-cell office:value-type="string" calcext:value-type="string">
            <text:p>Inductors_THT:L_Axial_L7.0mm_D3.3mm_P5.08mm_Vertical_Fastron_MICC</text:p>
          </table:table-cell>
          <table:table-cell office:value-type="string" calcext:value-type="string">
            <text:p>https://www.digikey.jp/product-detail/en/tdk-electronics-inc/B82144A2106J000/495-5615-1-ND/4245955</text:p>
          </table:table-cell>
          <table:table-cell office:value-type="string" calcext:value-type="string">
            <text:p>AIAP-01-102K-TCT-N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i5351A-B-GT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https://www.silabs.com/documents/public/data-sheets/Si5351-B.pdf</text:p>
          </table:table-cell>
          <table:table-cell office:value-type="string" calcext:value-type="string">
            <text:p>336-2399-5-N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LVC74APW</text:p>
          </table:table-cell>
          <table:table-cell office:value-type="string" calcext:value-type="string">
            <text:p>Housings_SSOP:TSSOP-14_4.4x5mm_Pitch0.65mm</text:p>
          </table:table-cell>
          <table:table-cell office:value-type="string" calcext:value-type="string">
            <text:p>https://www.tij.co.jp/product/jp/SN74LVC74A</text:p>
          </table:table-cell>
          <table:table-cell office:value-type="string" calcext:value-type="string">
            <text:p>296-1241-1-ND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S5A23157DGSR</text:p>
          </table:table-cell>
          <table:table-cell office:value-type="string" calcext:value-type="string">
            <text:p>project_lib:TS5A23157DGSR</text:p>
          </table:table-cell>
          <table:table-cell office:value-type="string" calcext:value-type="string">
            <text:p>https://www.tij.co.jp/product/jp/TS5A23157</text:p>
          </table:table-cell>
          <table:table-cell office:value-type="string" calcext:value-type="string">
            <text:p>296-17076-1-N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D8032ANZ</text:p>
          </table:table-cell>
          <table:table-cell office:value-type="string" calcext:value-type="string">
            <text:p>Housings_DIP:DIP-8_W7.62mm</text:p>
          </table:table-cell>
          <table:table-cell office:value-type="string" calcext:value-type="string">
            <text:p>https://www.analog.com/media/en/technical-documentation/data-sheets/AD8031_8032.pdf</text:p>
          </table:table-cell>
          <table:table-cell office:value-type="string" calcext:value-type="string">
            <text:p>AD8032ANZ-ND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LV73333PDBVR</text:p>
          </table:table-cell>
          <table:table-cell office:value-type="string" calcext:value-type="string">
            <text:p>TO_SOT_Packages_SMD:SOT-23-5-handsoldering</text:p>
          </table:table-cell>
          <table:table-cell/>
          <table:table-cell office:value-type="string" calcext:value-type="string">
            <text:p>296-40673-1-ND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CSX-750FBC25000000T</text:p>
          </table:table-cell>
          <table:table-cell office:value-type="string" calcext:value-type="string">
            <text:p>Oscillators:Oscillator_SMD_SeikoEpson_SG8002CA-4pin_7.0x5.0mm_HandSoldering</text:p>
          </table:table-cell>
          <table:table-cell office:value-type="string" calcext:value-type="string">
            <text:p>https://www.digikey.jp/product-detail/ja/citizen-finedevice-co-ltd/CSX-750FBC25000000T/300-7246-1-ND/482134</text:p>
          </table:table-cell>
          <table:table-cell office:value-type="string" calcext:value-type="string">
            <text:p>300-7246-1-ND</text:p>
          </table:table-cell>
        </table:table-row>
      </table:table>
      <table:named-expressions/>
      <table:database-ranges>
        <table:database-range table:name="__Anonymous_Sheet_DB__0" table:target-range-address="'Akashi-07'.A1:'Akashi-07'.E4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9">0000/00/00</text:date>, <text:time style:data-style-name="N2" text:time-value="22:30:43.28236675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8-09T22:32:34.006541788</dc:date>
    <meta:editing-duration>PT1M50S</meta:editing-duration>
    <meta:editing-cycles>1</meta:editing-cycles>
    <meta:document-statistic meta:table-count="1" meta:cell-count="202" meta:object-count="0"/>
  </office:meta>
</office:document-meta>
</file>